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Behaviour Trees CR_10-05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ehaviour Tre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Outil permettant à un agent autonome de faire un choix d’action.</text:p>
              </text:list-item>
              <text:list-item>
                <text:p>Il se présente comme un arbre de Behaviours dont les nœuds sont des nœuds de ‘’Controle de flux‘’ et les feuilles des nœuds d’éxécution. 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1">Noeuds de </text:span>Controle de flux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équence</text:p>
              </text:list-item>
              <text:list-item>
                <text:p>Fallback</text:p>
              </text:list-item>
              <text:list-item>
                <text:p>Parallel</text:p>
              </text:list-item>
              <text:list-item>
                <text:p>Decorator 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œuds d’éxécu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ondition</text:p>
              </text:list-item>
              <text:list-item>
                <text:p>A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7T14:43:26.604561804</meta:creation-date>
    <meta:editing-duration>PT48M41S</meta:editing-duration>
    <meta:editing-cycles>7</meta:editing-cycles>
    <meta:generator>LibreOffice/6.0.7.3$Linux_X86_64 LibreOffice_project/00m0$Build-3</meta:generator>
    <dc:title>Alizarin</dc:title>
    <dc:date>2019-05-07T16:57:19.993410574</dc:date>
    <meta:document-statistic meta:object-count="53"/>
  </office:meta>
</office:document-meta>
</file>